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ithub</text:h>
      <text:p text:style-name="Text_20_body">Usamos Github tanto como repositorio para compartir los datos cómo para el seguimiento de errores.</text:p>
      <text:h text:style-name="Heading_20_2" text:outline-level="2">Sobre Github</text:h>
      <text:p text:style-name="Text_20_body">Forja</text:p>
      <text:p text:style-name="Text_20_body"><text:tab/>“Plataforma de desarrollo colaborativo de software. Se enfoca hacia la cooperación entre desarrolladores para la difusión de software y el soporte al usuario.”</text:p>
      <text:p text:style-name="Text_20_body"><text:tab/><text:tab/>Wikipedia</text:p>
      <text:p text:style-name="Text_20_body">Se trata de una red social de desarrollo de software.</text:p>
      <text:p text:style-name="Text_20_body"/>
      <text:h text:style-name="Heading_20_3" text:outline-level="3">Herramientas</text:h>
      <text:p text:style-name="Text_20_body">Se compone de varias herramientas</text:p>
      <text:p text:style-name="Text_20_body"><text:tab/>git<text:tab/><text:tab/>sistema de control de versiones </text:p>
      <text:p text:style-name="Text_20_body"><text:tab/>gollum<text:tab/>sistema wiki que usa como base git</text:p>
      <text:p text:style-name="Text_20_body"><text:tab/>gist<text:tab/><text:tab/>sistema para compartir fragmentos de código y texto basado en git</text:p>
      <text:p text:style-name="Text_20_body"><text:tab/>github<text:tab/><text:tab/>apliación web que permite acceso a los repositorios y a mayores se encarga del seguimiento de errores</text:p>
      <text:p text:style-name="Text_20_body"/>
      <text:h text:style-name="Heading_20_2" text:outline-level="2">Github como repositorio</text:h>
      <text:p text:style-name="Text_20_body">Construído en base a git</text:p>
      <text:p text:style-name="Text_20_body">La web permite acceso a los documentos guardados</text:p>
      <text:h text:style-name="Heading_20_3" text:outline-level="3">Git</text:h>
      <text:p text:style-name="Text_20_body"/>
      <text:h text:style-name="Heading_20_2" text:outline-level="2">Github como herramienta de seguimiento de error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eixo Xitoshi</meta:initial-creator>
    <meta:creation-date>2011-12-15T12:09:35</meta:creation-date>
    <dc:date>2011-12-15T21:10:32.05</dc:date>
    <dc:creator>_ </dc:creator>
    <meta:editing-duration>PT7H1M20S</meta:editing-duration>
    <meta:editing-cycles>4</meta:editing-cycles>
    <meta:generator>LibreOffice/3.3$Win32 LibreOffice_project/330m19$Build-401</meta:generator>
    <meta:document-statistic meta:table-count="0" meta:image-count="0" meta:object-count="0" meta:page-count="1" meta:paragraph-count="18" meta:word-count="127" meta:character-count="799"/>
  </office:meta>
</office:document-meta>
</file>